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09-27" calcext:value-type="date">
            <text:p>27/09/2024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12-23" calcext:value-type="date">
            <text:p>23/12/2024</text:p>
          </table:table-cell>
          <table:table-cell table:style-name="ce61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4]-[.F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5]-[.F5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6]-[.F6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7]-[.F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8]-[.F8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9]-[.F9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4])" office:value-type="float" office:value="1850" calcext:value-type="float">
            <text:p>1.85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time-style style:name="N131">
      <number:minutes number:style="long"/>
      <number:text>:</number:text>
      <number:seconds number:style="long"/>
    </number:tim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year number:style="long"/>
    </number:dat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text>R$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  <number:text>,</number:text>
    </number:time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8P0" style:volatile="true">
      <number:text>R$""""""""""""""""""""""""""""""""""""""""""""""""""</number:text>
    </number:number-style>
    <number:number-style style:name="N158">
      <style:text-properties fo:color="#ff0000"/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22.036562193">00:00:00</text:time></text:span><text:span text:style-name="MT2"><text:s/></text:span></text:p>
        </style:region-center>
        <style:region-right>
          <text:p><text:span text:style-name="MT3">Tuyama Atividade Médica Soc. Unip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Tuyama Atividade Médic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22.0388712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9-01T14:08:22.373725447</dc:date>
    <dc:language>pt-PT</dc:language>
    <meta:editing-cycles>572</meta:editing-cycles>
    <meta:editing-duration>P1DT7H33M51S</meta:editing-duration>
    <meta:document-statistic meta:table-count="1" meta:cell-count="90" meta:object-count="0"/>
    <meta:user-defined meta:name="Info 0"/>
    <meta:user-defined meta:name="Info 1"/>
    <meta:user-defined meta:name="Info 2"/>
    <meta:user-defined meta:name="Info 3"/>
  </office:meta>
</office:document-meta>
</file>